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53b26" officeooo:paragraph-rsid="00053b2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fter implementing the colour rectangle last week, I recognised that the colours shown were not quite as I wanted. This was due to the fact that I was using the whole range (0-100) of the brightness values determined by the octave and ignoring the brightness value of the actual colour I was aiming for, which was causing the colours to be quite different from what I was expecting. I therefore changed the format of the colour file that I was reading from, specifying the three HSB values for each colour and reading these into a Col3 object. When calculating the colour for each note, the brightness is then adjusted from the original value based on the octave – initially, I take the octave, multiply it by 2 and then subtract 10, adding this to the original value, so if the octave is 5 there will be no change, with only a small change in brightness for extremely low or high octaves. While these changes may be too slight in reality, I can now play around with this calculation, whilst retaining all of the information about the original colour. It also makes my code more efficient, as the Col2 class is no longer needed and all colours can be represented by the Col3 class (which can now simply be called Col).</text:p>
      <text:p text:style-name="P1"/>
      <text:p text:style-name="P1">The colours used are now based off my research (see previous post), so should begin to approach a basic representation of what may be seen by someone who has chromesthesi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Harrison</meta:initial-creator>
    <meta:creation-date>2019-10-15T14:47:18.820048157</meta:creation-date>
    <dc:date>2019-10-15T15:18:57.059575075</dc:date>
    <dc:creator>Jack Harrison</dc:creator>
    <meta:editing-duration>PT15M48S</meta:editing-duration>
    <meta:editing-cycles>1</meta:editing-cycles>
    <meta:document-statistic meta:table-count="0" meta:image-count="0" meta:object-count="0" meta:page-count="1" meta:paragraph-count="2" meta:word-count="249" meta:character-count="1391" meta:non-whitespace-character-count="1142"/>
    <meta:generator>LibreOffice/5.0.6.2$Linux_X86_64 LibreOffice_project/00$Build-2</meta:generator>
  </office:meta>
</office:document-meta>
</file>